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4C90000027B76837E89.png"/>
  <manifest:file-entry manifest:media-type="image/png" manifest:full-path="Pictures/10000201000004C90000027B64B2EAB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09cm" svg:y="0cm" svg:width="17.057cm" svg:height="8.484cm" draw:z-index="0"><draw:image xlink:href="Pictures/10000201000004C90000027B64B2EABE.png" xlink:type="simple" xlink:show="embed" xlink:actuate="onLoad"/></draw:frame></text:p>
      <text:p text:style-name="Standard"/>
      <text:p text:style-name="Standard"/>
      <text:p text:style-name="Standard"/>
      <text:p text:style-name="Standard"><draw:frame text:anchor-type="paragraph" draw:z-index="5" draw:style-name="gr1" draw:text-style-name="P1" svg:width="4.672cm" svg:height="0.53cm" svg:x="8.047cm" svg:y="20.957cm"><draw:text-box><text:p><text:span text:style-name="T1">SOPHROSON</text:span></text:p></draw:text-box></draw:frame><draw:frame text:anchor-type="paragraph" draw:z-index="4" draw:style-name="gr2" draw:text-style-name="P1" svg:width="4.583cm" svg:height="0.53cm" svg:x="8.049cm" svg:y="12.465cm"><draw:text-box><text:p><text:span text:style-name="T1">SOPHROSON</text:span></text:p></draw:text-box></draw:frame><draw:frame text:anchor-type="paragraph" draw:z-index="3" draw:style-name="gr1" draw:text-style-name="P1" svg:width="5.21cm" svg:height="0.53cm" svg:x="8.056cm" svg:y="3.978cm"><draw:text-box><text:p><text:span text:style-name="T1">SOPHROSON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1" text:anchor-type="paragraph" svg:x="-0.009cm" svg:y="0.206cm" svg:width="17.066cm" svg:height="8.486cm" draw:z-index="1"><draw:image xlink:href="Pictures/10000201000004C90000027B64B2EA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2" text:anchor-type="paragraph" svg:x="-0.009cm" svg:y="0.415cm" svg:width="17.057cm" svg:height="8.505cm" draw:z-index="2"><draw:image xlink:href="Pictures/10000201000004C90000027B64B2EA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2.665cm" svg:y="-0.002cm" svg:width="17.057cm" svg:height="8.505cm" draw:z-index="6"><draw:image xlink:href="Pictures/10000000000004C90000027B76837E89.png" xlink:type="simple" xlink:show="embed" xlink:actuate="onLoad"/></draw:frame><draw:frame draw:style-name="fr1" draw:name="images3" text:anchor-type="paragraph" svg:x="2.665cm" svg:y="17.006cm" svg:width="17.057cm" svg:height="8.505cm" draw:z-index="7"><draw:image xlink:href="Pictures/10000000000004C90000027B76837E89.png" xlink:type="simple" xlink:show="embed" xlink:actuate="onLoad"/></draw:frame><draw:frame draw:style-name="fr1" draw:name="images4" text:anchor-type="paragraph" svg:x="2.665cm" svg:y="8.502cm" svg:width="17.057cm" svg:height="8.505cm" draw:z-index="8"><draw:image xlink:href="Pictures/10000000000004C90000027B76837E8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7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4T15:41:44</meta:creation-date>
    <dc:date>2019-10-04T16:29:20</dc:date>
    <meta:editing-duration>PT31M56S</meta:editing-duration>
    <meta:editing-cycles>6</meta:editing-cycles>
    <meta:generator>OpenOffice/4.1.6$Unix OpenOffice.org_project/416m1$Build-9790</meta:generator>
    <meta:print-date>2019-10-04T16:24:03</meta:print-date>
    <meta:document-statistic meta:table-count="0" meta:image-count="6" meta:object-count="0" meta:page-count="2" meta:paragraph-count="0" meta:word-count="0" meta:character-count="0"/>
  </office:meta>
</office:document-meta>
</file>